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P9" style:family="paragraph" style:parent-style-name="Standard">
      <style:text-properties officeooo:rsid="000dbca3" officeooo:paragraph-rsid="000dbca3"/>
    </style:style>
    <style:style style:name="P10" style:family="paragraph" style:parent-style-name="Standard">
      <style:text-properties style:text-underline-style="solid" style:text-underline-width="auto" style:text-underline-color="font-color" officeooo:rsid="000dbca3" officeooo:paragraph-rsid="000dbca3"/>
    </style:style>
    <style:style style:name="P11" style:family="paragraph" style:parent-style-name="Standard">
      <style:text-properties officeooo:rsid="000eace7" officeooo:paragraph-rsid="000eace7"/>
    </style:style>
    <style:style style:name="P12" style:family="paragraph" style:parent-style-name="Standard">
      <style:text-properties officeooo:rsid="000eace7" officeooo:paragraph-rsid="000eace7"/>
    </style:style>
    <style:style style:name="P13" style:family="paragraph" style:parent-style-name="Standard">
      <style:text-properties officeooo:rsid="0014fe79" officeooo:paragraph-rsid="0014fe79"/>
    </style:style>
    <style:style style:name="P14" style:family="paragraph" style:parent-style-name="Standard">
      <style:text-properties fo:font-style="normal" fo:font-weight="normal" officeooo:rsid="00170631" officeooo:paragraph-rsid="0017063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8189d" officeooo:paragraph-rsid="0018189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92d7e" officeooo:paragraph-rsid="00192d7e" style:font-style-asian="normal" style:font-weight-asian="normal" style:font-style-complex="normal" style:font-weight-complex="normal"/>
    </style:style>
    <style:style style:name="T1" style:family="text">
      <style:text-properties officeooo:rsid="000b60d9"/>
    </style:style>
    <style:style style:name="T2" style:family="text">
      <style:text-properties officeooo:rsid="000fa00e"/>
    </style:style>
    <style:style style:name="T3" style:family="text">
      <style:text-properties officeooo:rsid="0010684f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7cfae"/>
    </style:style>
    <style:style style:name="T6" style:family="text">
      <style:text-properties officeooo:rsid="00192d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  <text:p text:style-name="P8"/>
      <text:p text:style-name="P8"/>
      <text:p text:style-name="P8"/>
      <text:p text:style-name="P8"/>
      <text:p text:style-name="P8"/>
      <text:p text:style-name="P9"><text:soft-page-break/>Para saber cuantos commit hemos agregado hay que escribir el siguiente comando.</text:p>
      <text:p text:style-name="P9"/>
      <text:p text:style-name="P9">. git log –oneline</text:p>
      <text:p text:style-name="P9"/>
      <text:p text:style-name="P9"/>
      <text:p text:style-name="P9"/>
      <text:p text:style-name="P11">SI queremos volver a un estado anterior. Al principio porque la hemos liado</text:p>
      <text:p text:style-name="P11"/>
      <text:p text:style-name="P11">. git reset –hard <text:span text:style-name="T2">(código instantánea a la cual queremos regresar 7a260bd</text:span><text:span text:style-name="T3">git</text:span><text:span text:style-name="T2">)</text:span></text:p>
      <text:p text:style-name="P11"/>
      <text:p text:style-name="P11"/>
      <text:p text:style-name="P11"/>
      <text:p text:style-name="P13">2. <text:span text:style-name="T4">Cómo subir un repositorio a GitHub</text:span></text:p>
      <text:p text:style-name="P13"><text:span text:style-name="T4"/></text:p>
      <text:p text:style-name="P14"><text:span text:style-name="T5">P</text:span>ara hacer un git add + git commit a la vez es</text:p>
      <text:p text:style-name="P14"/>
      <text:p text:style-name="P14">. git commit -am “lo que queramos poner”</text:p>
      <text:p text:style-name="P14"/>
      <text:p text:style-name="P14"/>
      <text:p text:style-name="P14"/>
      <text:p text:style-name="P15">Para modificar la descripción de un commit hay que utlizar el editor “vim”</text:p>
      <text:p text:style-name="P15">.git commit –amend</text:p>
      <text:p text:style-name="P15">(se abre el editor vim) :<text:span text:style-name="T6">i <text:s text:c="4"/>para borrar. Esc. <text:s/>(todo esto es un poco lío)</text:span></text:p>
      <text:p text:style-name="P15"/>
      <text:p text:style-name="P16">Como subir el proyecto a GitHub!!!!!!!!!!!!!!!!!!!!</text:p>
      <text:p text:style-name="P16"/>
      <text:p text:style-name="P16"/>
      <text:p text:style-name="P16"/>
      <text:p text:style-name="P16">. git remote add origin https://github.com/josetelink/prueba_curso_GIT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7T17:52:43.202000000</dc:date>
    <meta:editing-duration>PT1H53M9S</meta:editing-duration>
    <meta:editing-cycles>18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3" meta:word-count="283" meta:character-count="1635" meta:non-whitespace-character-count="1363"/>
  </office:meta>
</office:document-meta>
</file>